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image/png" manifest:full-path="Thumbnails/thumbnail.png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3/settings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3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svg:stroke-width="0.102cm" draw:marker-start-width="0.609cm" draw:marker-end-width="0.609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draw:marker-start-width="0.457cm" draw:marker-end="Arrow" draw:marker-end-width="0.457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457cm" draw:marker-end-width="0.457cm" draw:fill-color="#00000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6" style:family="graphic" style:parent-style-name="standard">
      <style:graphic-properties draw:stroke="dash" draw:stroke-dash="Fine_20_Dashed_20__28_var_29_" svg:stroke-width="0.051cm" draw:marker-start-width="0.457cm" draw:marker-end-width="0.457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width="0.051cm" draw:marker-start="Arrowheads_20_2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2cm" draw:marker-end-width="0.452cm" draw:fill="solid" draw:fill-color="#99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Ultrafine_20_2_20_Dots_20_3_20_Dashes"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84cm"/>
    </style:style>
    <style:style style:name="gr13" style:family="graphic" style:parent-style-name="standard">
      <style:graphic-properties svg:stroke-width="0.102cm" draw:marker-start-width="0.452cm" draw:marker-end-width="0.452cm" draw:fill="solid" draw:fill-color="#ffcc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Ultrafine_20_2_20_Dots_20_3_20_Dashes" draw:marker-start="Arrow"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884cm" svg:y1="12.777cm" svg:x2="5.91cm" svg:y2="4.673cm">
          <text:p/>
        </draw:line>
        <draw:line draw:style-name="gr1" draw:text-style-name="P1" draw:layer="layout" svg:x1="5.913cm" svg:y1="12.777cm" svg:x2="20.192cm" svg:y2="12.788cm">
          <text:p/>
        </draw:line>
        <draw:frame draw:style-name="gr2" draw:layer="layout" svg:width="0.84cm" svg:height="0.752cm" svg:x="4.977cm" svg:y="4.71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layer="layout" svg:width="0.7cm" svg:height="0.753cm" svg:x="19.584cm" svg:y="11.71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ircle draw:style-name="gr3" draw:text-style-name="P1" draw:layer="layout" svg:width="3.226cm" svg:height="3.226cm" draw:transform="rotate (0.317824456788107) translate (7.514cm 8.06cm)">
          <text:p/>
        </draw:circle>
        <draw:line draw:style-name="gr4" draw:text-style-name="P1" draw:layer="layout" svg:x1="8.275cm" svg:y1="11.611cm" svg:x2="10.944cm" svg:y2="6.3cm">
          <text:p/>
        </draw:line>
        <draw:line draw:style-name="gr4" draw:text-style-name="P1" draw:layer="layout" svg:x1="6.826cm" svg:y1="7.642cm" svg:x2="12.509cm" svg:y2="10.687cm">
          <text:p/>
        </draw:line>
        <draw:rect draw:style-name="gr5" draw:text-style-name="P1" draw:layer="layout" svg:width="2.28cm" svg:height="0.28cm" draw:transform="rotate (1.10322262018541) translate (7.336cm 9.215cm)">
          <text:p/>
        </draw:rect>
        <draw:rect draw:style-name="gr5" draw:text-style-name="P1" draw:layer="layout" svg:width="2.28cm" svg:height="0.28cm" draw:transform="rotate (1.10322262018541) translate (10.46cm 10.872cm)">
          <text:p/>
        </draw:rect>
        <draw:frame draw:style-name="gr2" draw:layer="layout" svg:width="0.82cm" svg:height="0.889cm" svg:x="10.959cm" svg:y="6.14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layer="layout" svg:width="0.846cm" svg:height="0.889cm" svg:x="12.363cm" svg:y="9.59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6" draw:text-style-name="P1" draw:layer="layout" svg:x1="9.595cm" svg:y1="12.788cm" svg:x2="9.583cm" svg:y2="4.728cm">
          <text:p/>
        </draw:line>
        <draw:line draw:style-name="gr6" draw:text-style-name="P1" draw:layer="layout" svg:x1="5.907cm" svg:y1="9.076cm" svg:x2="11.878cm" svg:y2="9.12cm">
          <text:p/>
        </draw:line>
        <draw:frame draw:style-name="gr2" draw:layer="layout" svg:width="0.597cm" svg:height="0.791cm" svg:x="4.875cm" svg:y="8.53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layer="layout" svg:width="0.63cm" svg:height="0.791cm" svg:x="9.189cm" svg:y="12.80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layer="layout" svg:width="0.487cm" svg:height="0.619cm" svg:x="9.896cm" svg:y="6.163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line draw:style-name="gr7" draw:text-style-name="P1" draw:layer="layout" svg:x1="9.56cm" svg:y1="9.034cm" svg:x2="11.55cm" svg:y2="5.147cm">
          <text:p/>
        </draw:line>
        <draw:frame draw:style-name="gr2" draw:layer="layout" svg:width="0.549cm" svg:height="0.444cm" svg:x="10.846cm" svg:y="4.911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path draw:style-name="gr8" draw:text-style-name="P1" draw:layer="layout" svg:width="0.895cm" svg:height="0.26cm" svg:x="9.597cm" svg:y="6.949cm" svg:viewBox="0 0 896 261" svg:d="M896 261c-405-261-896-261-896-261">
          <text:p/>
        </draw:path>
        <draw:ellipse draw:style-name="gr9" draw:text-style-name="P1" draw:layer="layout" svg:width="0.231cm" svg:height="0.257cm" svg:x="9.456cm" svg:y="8.96cm">
          <text:p/>
        </draw:ellipse>
        <draw:custom-shape draw:style-name="gr10" draw:text-style-name="P1" draw:layer="layout" svg:width="0.567cm" svg:height="0.567cm" svg:x="12.42cm" svg:y="7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9.535cm" svg:y1="9.091cm" svg:x2="12.361cm" svg:y2="7.817cm">
          <text:p/>
        </draw:line>
        <draw:frame draw:style-name="gr12" draw:text-style-name="P2" draw:layer="layout" svg:width="3.563cm" svg:height="0.963cm" svg:x="13.146cm" svg:y="7.271cm">
          <draw:text-box>
            <text:p text:style-name="P2"><text:span text:style-name="T1">Приемник UWB</text:span></text:p>
          </draw:text-box>
        </draw:frame>
        <draw:frame draw:style-name="gr2" draw:layer="layout" svg:width="0.672cm" svg:height="0.953cm" svg:x="6.894cm" svg:y="7.93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layer="layout" svg:width="0.626cm" svg:height="0.953cm" svg:x="11.17cm" svg:y="10.183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custom-shape draw:style-name="gr13" draw:text-style-name="P1" draw:layer="layout" svg:width="0.567cm" svg:height="0.567cm" svg:x="17.062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91cm" svg:y1="12.779cm" svg:x2="12.441cm" svg:y2="7.938cm">
          <text:p/>
        </draw:line>
        <draw:line draw:style-name="gr7" draw:text-style-name="P1" draw:layer="layout" svg:x1="5.882cm" svg:y1="12.807cm" svg:x2="9.429cm" svg:y2="9.12cm">
          <text:p/>
        </draw:line>
        <draw:line draw:style-name="gr7" draw:text-style-name="P1" draw:layer="layout" svg:x1="5.91cm" svg:y1="12.835cm" svg:x2="16.972cm" svg:y2="11.344cm">
          <text:p/>
        </draw:line>
        <draw:line draw:style-name="gr14" draw:text-style-name="P1" draw:layer="layout" svg:x1="13.032cm" svg:y1="7.966cm" svg:x2="17.198cm" svg:y2="11.09cm">
          <text:p/>
        </draw:line>
        <draw:frame draw:style-name="gr2" draw:layer="layout" svg:width="0.654cm" svg:height="0.791cm" svg:x="8.603cm" svg:y="7.86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layer="layout" svg:width="0.679cm" svg:height="1.249cm" svg:x="10.975cm" svg:y="7.126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layer="layout" svg:width="0.76cm" svg:height="1.247cm" svg:x="13.545cm" svg:y="10.55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layer="layout" svg:width="0.76cm" svg:height="1.257cm" svg:x="6.961cm" svg:y="9.621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layer="layout" svg:width="0.762cm" svg:height="1.248cm" svg:x="11.89cm" svg:y="8.031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layer="layout" svg:width="0.536cm" svg:height="1.123cm" svg:x="15.152cm" svg:y="8.299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2" draw:text-style-name="P3" draw:layer="layout" svg:width="3.834cm" svg:height="1.191cm" svg:x="17.047cm" svg:y="10.072cm">
          <draw:text-box>
            <text:p text:style-name="P3"><text:span text:style-name="T1">Базовая станция</text:span></text:p>
            <text:p text:style-name="P3"><text:span text:style-name="T1"><text:s/></text:span><text:span text:style-name="T1">UWB</text:span></text:p>
          </draw:text-box>
        </draw:frame>
        <draw:custom-shape draw:style-name="gr13" draw:text-style-name="P1" draw:layer="layout" svg:width="0.567cm" svg:height="0.567cm" svg:x="15.262cm" svg:y="2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2.841cm" svg:y1="7.394cm" svg:x2="15.324cm" svg:y2="3.16cm">
          <text:p/>
        </draw:line>
        <draw:frame draw:style-name="gr12" draw:text-style-name="P3" draw:layer="layout" svg:width="3.834cm" svg:height="1.191cm" svg:x="11.447cm" svg:y="2.473cm">
          <draw:text-box>
            <text:p text:style-name="P3"><text:span text:style-name="T1">Базовая станция</text:span></text:p>
            <text:p text:style-name="P3"><text:span text:style-name="T1"><text:s/></text:span><text:span text:style-name="T1">UW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9T16:23:15.92</meta:creation-date>
    <dc:date>2023-02-06T01:11:14</dc:date>
    <meta:editing-duration>P2DT7H13M39S</meta:editing-duration>
    <meta:editing-cycles>33</meta:editing-cycles>
    <meta:generator>OpenOffice/4.1.13$Unix OpenOffice.org_project/4113m1$Build-9810</meta:generator>
    <dc:creator>Vlad Maximov</dc:creator>
    <meta:document-statistic meta:object-count="40"/>
  </office:meta>
</office:document-meta>
</file>

<file path=Object 1/content.xml><?xml version="1.0" encoding="utf-8"?>
<math xmlns="http://www.w3.org/1998/Math/MathML">
  <semantics>
    <mrow>
      <mi>X</mi>
    </mrow>
    <annotation encoding="StarMath 5.0">X</annotation>
  </semantics>
</math>
</file>

<file path=Object 10/content.xml><?xml version="1.0" encoding="utf-8"?>
<math xmlns="http://www.w3.org/1998/Math/MathML">
  <semantics>
    <mrow>
      <mi>d</mi>
    </mrow>
    <annotation encoding="StarMath 5.0">d</annotation>
  </semantics>
</math>
</file>

<file path=Object 11/content.xml><?xml version="1.0" encoding="utf-8"?>
<math xmlns="http://www.w3.org/1998/Math/MathML">
  <semantics>
    <mrow>
      <msup>
        <mrow>
          <mi>l</mi>
        </mrow>
        <mi>b</mi>
      </msup>
    </mrow>
    <annotation encoding="StarMath 5.0">{l}^b</annotation>
  </semantics>
</math>
</file>

<file path=Object 12/content.xml><?xml version="1.0" encoding="utf-8"?>
<math xmlns="http://www.w3.org/1998/Math/MathML">
  <semantics>
    <mrow>
      <msub>
        <mrow>
          <mi>r</mi>
        </mrow>
        <mi>a</mi>
      </msub>
    </mrow>
    <annotation encoding="StarMath 5.0">{r}_a</annotation>
  </semantics>
</math>
</file>

<file path=Object 13/content.xml><?xml version="1.0" encoding="utf-8"?>
<math xmlns="http://www.w3.org/1998/Math/MathML">
  <semantics>
    <mrow>
      <msub>
        <mrow>
          <mi>r</mi>
        </mrow>
        <mi>o</mi>
      </msub>
    </mrow>
    <annotation encoding="StarMath 5.0">{r}_o</annotation>
  </semantics>
</math>
</file>

<file path=Object 14/content.xml><?xml version="1.0" encoding="utf-8"?>
<math xmlns="http://www.w3.org/1998/Math/MathML">
  <semantics>
    <mrow>
      <msub>
        <mrow>
          <mi>r</mi>
        </mrow>
        <mi>u</mi>
      </msub>
    </mrow>
    <annotation encoding="StarMath 5.0">{r}_u</annotation>
  </semantics>
</math>
</file>

<file path=Object 16/content.xml><?xml version="1.0" encoding="utf-8"?>
<math xmlns="http://www.w3.org/1998/Math/MathML">
  <semantics>
    <mrow>
      <mrow>
        <mo stretchy="false">θ</mo>
      </mrow>
    </mrow>
    <annotation encoding="StarMath 5.0">{%theta}</annotation>
  </semantics>
</math>
</file>

<file path=Object 17/content.xml><?xml version="1.0" encoding="utf-8"?>
<math xmlns="http://www.w3.org/1998/Math/MathML">
  <semantics>
    <mrow>
      <mrow>
        <mo stretchy="false">υ</mo>
      </mrow>
    </mrow>
    <annotation encoding="StarMath 5.0">{%upsilon}</annotation>
  </semantics>
</math>
</file>

<file path=Object 2/content.xml><?xml version="1.0" encoding="utf-8"?>
<math xmlns="http://www.w3.org/1998/Math/MathML">
  <semantics>
    <mrow>
      <mi>Y</mi>
    </mrow>
    <annotation encoding="StarMath 5.0">Y</annotation>
  </semantics>
</math>
</file>

<file path=Object 3/content.xml><?xml version="1.0" encoding="utf-8"?>
<math xmlns="http://www.w3.org/1998/Math/MathML">
  <semantics>
    <mrow>
      <msup>
        <mi>x</mi>
        <mi>b</mi>
      </msup>
    </mrow>
    <annotation encoding="StarMath 5.0">x^b</annotation>
  </semantics>
</math>
</file>

<file path=Object 4/content.xml><?xml version="1.0" encoding="utf-8"?>
<math xmlns="http://www.w3.org/1998/Math/MathML">
  <semantics>
    <mrow>
      <msup>
        <mi>y</mi>
        <mi>b</mi>
      </msup>
    </mrow>
    <annotation encoding="StarMath 5.0">y^b
</annotation>
  </semantics>
</math>
</file>

<file path=Object 5/content.xml><?xml version="1.0" encoding="utf-8"?>
<math xmlns="http://www.w3.org/1998/Math/MathML">
  <semantics>
    <mrow>
      <msub>
        <mrow>
          <mover accent="true">
            <mrow>
              <mo stretchy="false">ϕ</mo>
            </mrow>
            <mo stretchy="false">˙</mo>
          </mover>
        </mrow>
        <mi mathvariant="normal">r</mi>
      </msub>
    </mrow>
    <annotation encoding="StarMath 5.0">{dot{%phi}}_r</annotation>
  </semantics>
</math>
</file>

<file path=Object 6/content.xml><?xml version="1.0" encoding="utf-8"?>
<math xmlns="http://www.w3.org/1998/Math/MathML">
  <semantics>
    <mrow>
      <msub>
        <mrow>
          <mover accent="true">
            <mrow>
              <mo stretchy="false">ϕ</mo>
            </mrow>
            <mo stretchy="false">˙</mo>
          </mover>
        </mrow>
        <mi mathvariant="normal">l</mi>
      </msub>
    </mrow>
    <annotation encoding="StarMath 5.0">{dot{%phi}}_l</annotation>
  </semantics>
</math>
</file>

<file path=Object 7/content.xml><?xml version="1.0" encoding="utf-8"?>
<math xmlns="http://www.w3.org/1998/Math/MathML">
  <semantics>
    <mrow>
      <mi>r</mi>
    </mrow>
    <annotation encoding="StarMath 5.0">r</annotation>
  </semantics>
</math>
</file>

<file path=Object 8/content.xml><?xml version="1.0" encoding="utf-8"?>
<math xmlns="http://www.w3.org/1998/Math/MathML">
  <semantics>
    <mrow>
      <mi>x</mi>
    </mrow>
    <annotation encoding="StarMath 5.0">x</annotation>
  </semantics>
</math>
</file>

<file path=Object 9/content.xml><?xml version="1.0" encoding="utf-8"?>
<math xmlns="http://www.w3.org/1998/Math/MathML">
  <semantics>
    <mrow>
      <mi>y</mi>
    </mrow>
    <annotation encoding="StarMath 5.0">y
</annotation>
  </semantics>
</math>
</file>